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umbug" svg:font-family="Humbug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875in" fo:margin-left="0.0042in" table:align="left"/>
    </style:style>
    <style:style style:name="Table1.A" style:family="table-column">
      <style:table-column-properties style:column-width="2.229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037251" officeooo:paragraph-rsid="00037251"/>
    </style:style>
    <style:style style:name="P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umbug" fo:font-size="10.5pt" fo:letter-spacing="normal" fo:font-style="normal" fo:font-weight="bold" officeooo:rsid="00037251" officeooo:paragraph-rsid="00037251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7251" officeooo:paragraph-rsid="00037251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04a762" officeooo:paragraph-rsid="0004a762"/>
    </style:style>
    <style:style style:name="P6" style:family="paragraph" style:parent-style-name="Table_20_Contents">
      <style:paragraph-properties fo:text-align="center" style:justify-single-word="false"/>
      <style:text-properties officeooo:rsid="0005d54e" officeooo:paragraph-rsid="0005d54e"/>
    </style:style>
    <style:style style:name="P7" style:family="paragraph" style:parent-style-name="Table_20_Contents">
      <style:paragraph-properties fo:text-align="center" style:justify-single-word="false"/>
      <style:text-properties officeooo:rsid="0006f294" officeooo:paragraph-rsid="0006f294"/>
    </style:style>
    <style:style style:name="P8" style:family="paragraph" style:parent-style-name="Table_20_Contents">
      <style:paragraph-properties fo:text-align="center" style:justify-single-word="false"/>
      <style:text-properties officeooo:rsid="0007a4a3" officeooo:paragraph-rsid="0007a4a3"/>
    </style:style>
    <style:style style:name="P9" style:family="paragraph" style:parent-style-name="Table_20_Contents">
      <style:paragraph-properties fo:text-align="center" style:justify-single-word="false"/>
      <style:text-properties officeooo:rsid="0007a4a3" officeooo:paragraph-rsid="000faad6"/>
    </style:style>
    <style:style style:name="P10" style:family="paragraph" style:parent-style-name="Table_20_Contents">
      <style:paragraph-properties fo:text-align="center" style:justify-single-word="false"/>
      <style:text-properties officeooo:rsid="0008e0e9" officeooo:paragraph-rsid="0008e0e9"/>
    </style:style>
    <style:style style:name="P11" style:family="paragraph" style:parent-style-name="Table_20_Contents">
      <style:paragraph-properties fo:text-align="center" style:justify-single-word="false"/>
      <style:text-properties officeooo:rsid="0008e0e9" officeooo:paragraph-rsid="000faad6"/>
    </style:style>
    <style:style style:name="P12" style:family="paragraph" style:parent-style-name="Table_20_Contents">
      <style:paragraph-properties fo:text-align="center" style:justify-single-word="false"/>
      <style:text-properties officeooo:rsid="000bd123" officeooo:paragraph-rsid="000bd123"/>
    </style:style>
    <style:style style:name="P13" style:family="paragraph" style:parent-style-name="Table_20_Contents">
      <style:paragraph-properties fo:text-align="center" style:justify-single-word="false"/>
      <style:text-properties officeooo:rsid="000d8358" officeooo:paragraph-rsid="000d8358"/>
    </style:style>
    <style:style style:name="P14" style:family="paragraph" style:parent-style-name="Table_20_Contents">
      <style:paragraph-properties fo:text-align="center" style:justify-single-word="false"/>
      <style:text-properties officeooo:rsid="000e6fe5" officeooo:paragraph-rsid="000e6fe5"/>
    </style:style>
    <style:style style:name="T1" style:family="text">
      <style:text-properties officeooo:rsid="0005d54e"/>
    </style:style>
    <style:style style:name="T2" style:family="text">
      <style:text-properties officeooo:rsid="0008e0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Сайты</text:p>
          </table:table-cell>
          <table:table-cell table:style-name="Table1.A1" office:value-type="string">
            <text:p text:style-name="P3">На какие книги писал рецензии тот или иной человек</text:p>
          </table:table-cell>
          <table:table-cell table:style-name="Table1.C1" office:value-type="string">
            <text:p text:style-name="P4">ISBN</text:p>
          </table:table-cell>
        </table:table-row>
        <table:table-row>
          <table:table-cell table:style-name="Table1.A2" office:value-type="string">
            <text:p text:style-name="P2">https://www.livelib.ru</text:p>
          </table:table-cell>
          <table:table-cell table:style-name="Table1.A2" office:value-type="string">
            <text:p text:style-name="P2">Можно получить такую информацию</text:p>
            <text:p text:style-name="P12">https://www.livelib.ru/reader/rasendefliege/reviews</text:p>
          </table:table-cell>
          <table:table-cell table:style-name="Table1.C2" office:value-type="string">
            <text:p text:style-name="P2"><text:span text:style-name="T2">В</text:span> странице книги есть <text:span text:style-name="T1">указание</text:span> ISBN</text:p>
            <text:p text:style-name="P12">https://www.livelib.ru/book/1002564926-semievie-nil-stivenson</text:p>
          </table:table-cell>
        </table:table-row>
        <table:table-row>
          <table:table-cell table:style-name="Table1.A2" office:value-type="string">
            <text:p text:style-name="P5">https://www.litres.ru</text:p>
          </table:table-cell>
          <table:table-cell table:style-name="Table1.A2" office:value-type="string">
            <text:p text:style-name="P5">Можно получить такую информацию</text:p>
            <text:p text:style-name="P12">https://www.litres.ru/chitateli/7595295/#recenses</text:p>
          </table:table-cell>
          <table:table-cell table:style-name="Table1.C2" office:value-type="string">
            <text:p text:style-name="P6">Такая же ситуация, что и выше</text:p>
            <text:p text:style-name="P12">https://www.litres.ru/aleksey-tolstoy/sestry/</text:p>
          </table:table-cell>
        </table:table-row>
        <table:table-row>
          <table:table-cell table:style-name="Table1.A2" office:value-type="string">
            <text:p text:style-name="P7">http://livekniga.ru</text:p>
          </table:table-cell>
          <table:table-cell table:style-name="Table1.A2" office:value-type="string">
            <text:p text:style-name="P7">Можно получить такую информацию</text:p>
            <text:p text:style-name="P13">http://livekniga.ru/author/kate_spader/</text:p>
          </table:table-cell>
          <table:table-cell table:style-name="Table1.C2" office:value-type="string">
            <text:p text:style-name="P7">Невозможно получить в описании книги ISBN</text:p>
            <text:p text:style-name="P14">http://livekniga.ru/torgovec-pushkami/</text:p>
          </table:table-cell>
        </table:table-row>
        <table:table-row>
          <table:table-cell table:style-name="Table1.A2" office:value-type="string">
            <text:p text:style-name="P8">https://knigopoisk.org</text:p>
          </table:table-cell>
          <table:table-cell table:style-name="Table1.A2" office:value-type="string">
            <text:p text:style-name="P9">Невозможно получить список</text:p>
            <text:p text:style-name="P9"><text:s/>(показывает только количество написанных рецензий)</text:p>
            <text:p text:style-name="P14">https://knigopoisk.org/personalinfo/index?userid=3182</text:p>
          </table:table-cell>
          <table:table-cell table:style-name="Table1.C2" office:value-type="string">
            <text:p text:style-name="P8">Невозможно</text:p>
            <text:p text:style-name="P14">https://knigopoisk.org/books/stiven_king_zelenaya_milya</text:p>
          </table:table-cell>
        </table:table-row>
        <table:table-row>
          <table:table-cell table:style-name="Table1.A2" office:value-type="string">
            <text:p text:style-name="P10">https://bookmix.ru</text:p>
          </table:table-cell>
          <table:table-cell table:style-name="Table1.A2" office:value-type="string">
            <text:p text:style-name="P11">Все зависит от рецензента,</text:p>
            <text:p text:style-name="P11"><text:s/>если человек скрыл свою информацию, </text:p>
            <text:p text:style-name="P11">невозможно просмотреть.</text:p>
            <text:p text:style-name="P11"><text:s/>Если открыл доступ, то можно</text:p>
            <text:p text:style-name="P13"><text:a xlink:type="simple" xlink:href="https://bookmix.ru/users/reviews.phtml?uid=86570" text:style-name="Internet_20_link" text:visited-style-name="Visited_20_Internet_20_Link">https://bookmix.ru/users/reviews.phtml?uid=86570</text:a></text:p>
            <text:p text:style-name="P13">https://bookmix.ru/users/reviews.phtml?uid=110457</text:p>
          </table:table-cell>
          <table:table-cell table:style-name="Table1.C2" office:value-type="string">
            <text:p text:style-name="P10">Можно</text:p>
            <text:p text:style-name="P13">https://bookmix.ru/review.phtml?rid=194489#review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umbug" svg:font-family="Humbug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3:11:44.219838698</meta:creation-date>
    <dc:date>2018-01-23T15:39:12.962956630</dc:date>
    <meta:editing-duration>PT33M37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1" meta:paragraph-count="33" meta:word-count="83" meta:character-count="1104" meta:non-whitespace-character-count="1050"/>
  </office:meta>
</office:document-meta>
</file>